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7"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8" style:family="paragraph" style:parent-style-name="Standard">
      <style:paragraph-properties fo:line-height="150%"/>
      <style:text-properties style:use-window-font-color="true"/>
    </style:style>
    <style:style style:name="P19" style:family="paragraph" style:parent-style-name="Standard">
      <style:paragraph-properties fo:line-height="150%"/>
      <style:text-properties style:font-name="Arial1"/>
    </style:style>
    <style:style style:name="P20" style:family="paragraph" style:parent-style-name="Standard">
      <style:paragraph-properties fo:line-height="150%" fo:text-align="start" style:justify-single-word="false"/>
      <style:text-properties style:font-name="Arial1"/>
    </style:style>
    <style:style style:name="P21" style:family="paragraph" style:parent-style-name="Standard">
      <style:paragraph-properties fo:line-height="150%"/>
    </style:style>
    <style:style style:name="P22" style:family="paragraph" style:parent-style-name="Standard">
      <style:paragraph-properties fo:line-height="150%"/>
      <style:text-properties fo:font-style="normal" style:font-style-asian="normal" style:font-style-complex="normal"/>
    </style:style>
    <style:style style:name="P23" style:family="paragraph" style:parent-style-name="Standard">
      <style:paragraph-properties fo:line-height="150%" fo:text-align="center" style:justify-single-word="false"/>
      <style:text-properties fo:font-weight="bold" style:font-weight-asian="bold" style:font-weight-complex="bold"/>
    </style:style>
    <style:style style:name="P24" style:family="paragraph" style:parent-style-name="Standard">
      <style:paragraph-properties fo:line-height="150%"/>
      <style:text-properties fo:font-weight="bold" fo:background-color="#ff0000" style:font-weight-asian="bold" style:font-weight-complex="bold"/>
    </style:style>
    <style:style style:name="P25" style:family="paragraph" style:parent-style-name="Standard">
      <style:paragraph-properties fo:line-height="150%"/>
      <style:text-properties fo:font-weight="bold" fo:background-color="#ffff00" style:font-weight-asian="bold" style:font-weight-complex="bold"/>
    </style:style>
    <style:style style:name="P26" style:family="paragraph" style:parent-style-name="Standard">
      <style:paragraph-properties fo:line-height="150%"/>
      <style:text-properties fo:font-weight="bold" fo:background-color="#008000" style:font-weight-asian="bold" style:font-weight-complex="bold"/>
    </style:style>
    <style:style style:name="P27" style:family="paragraph" style:parent-style-name="Standard">
      <style:paragraph-properties fo:line-height="150%"/>
      <style:text-properties fo:font-weight="normal" fo:background-color="#ff0000" style:font-weight-asian="normal" style:font-weight-complex="normal"/>
    </style:style>
    <style:style style:name="P28" style:family="paragraph" style:parent-style-name="Footer">
      <style:paragraph-properties fo:text-align="end" style:justify-single-word="false"/>
    </style:style>
    <style:style style:name="P29"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0"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use-window-font-color="true" style:font-name="Arial1"/>
    </style:style>
    <style:style style:name="P36"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7" style:family="paragraph" style:parent-style-name="Text_20_body">
      <style:paragraph-properties fo:line-height="150%"/>
      <style:text-properties fo:font-size="16pt" style:font-size-asian="16pt" style:font-size-complex="16pt"/>
    </style:style>
    <style:style style:name="P38"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39" style:family="paragraph" style:parent-style-name="Text_20_body">
      <style:paragraph-properties fo:line-height="150%"/>
    </style:style>
    <style:style style:name="P40" style:family="paragraph" style:parent-style-name="Text_20_body">
      <style:paragraph-properties fo:line-height="150%"/>
      <style:text-properties fo:font-style="normal" style:font-style-asian="normal" style:font-style-complex="normal"/>
    </style:style>
    <style:style style:name="P41"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42" style:family="paragraph" style:parent-style-name="Standard" style:list-style-name="L1">
      <style:paragraph-properties fo:line-height="150%"/>
    </style:style>
    <style:style style:name="P43" style:family="paragraph" style:parent-style-name="Standard">
      <style:paragraph-properties fo:line-height="150%"/>
      <style:text-properties fo:font-weight="bold" fo:background-color="#ffff00" style:font-weight-asian="bold" style:font-weight-complex="bold"/>
    </style:style>
    <style:style style:name="P44" style:family="paragraph" style:parent-style-name="Standard">
      <style:paragraph-properties fo:line-height="150%"/>
      <style:text-properties fo:font-weight="bold" style:font-weight-asian="bold" style:font-weight-complex="bold"/>
    </style:style>
    <style:style style:name="P45" style:family="paragraph" style:parent-style-name="Standard" style:master-page-name="First_20_Page">
      <style:paragraph-properties fo:line-height="150%" fo:text-align="end" style:justify-single-word="false" style:page-number="1"/>
      <style:text-properties style:font-name="Arial1"/>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48"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9"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50"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51" style:family="paragraph" style:parent-style-name="Heading_20_2">
      <style:text-properties fo:font-style="normal" style:font-style-asian="normal" style:font-style-complex="normal"/>
    </style:style>
    <style:style style:name="P52" style:family="paragraph" style:parent-style-name="Heading_20_2">
      <style:paragraph-properties fo:line-height="150%"/>
      <style:text-properties fo:font-style="normal" style:font-style-asian="normal" style:font-style-complex="normal"/>
    </style:style>
    <style:style style:name="P53" style:family="paragraph" style:parent-style-name="Heading_20_2">
      <style:text-properties fo:background-color="#ffff00"/>
    </style:style>
    <style:style style:name="P54" style:family="paragraph" style:parent-style-name="Heading_20_2">
      <style:paragraph-properties fo:line-height="150%"/>
    </style:style>
    <style:style style:name="P55"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56"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59" style:family="paragraph" style:parent-style-name="Heading_20_1">
      <style:paragraph-properties fo:line-height="150%" fo:break-before="page"/>
      <style:text-properties fo:font-size="16pt" style:font-size-asian="16pt" style:font-size-complex="16pt"/>
    </style:style>
    <style:style style:name="P60"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61" style:family="paragraph" style:parent-style-name="Heading_20_1">
      <style:paragraph-properties fo:line-height="150%" fo:break-before="page"/>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64"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65"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66"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67"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68"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69"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70"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71"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72"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73"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74"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75"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style:font-size-asian="12pt" style:font-size-complex="12pt"/>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size="14pt" fo:font-style="normal" style:font-size-asian="14pt" style:font-style-asian="normal" style:font-name-complex="Arial1" style:font-size-complex="14pt" style:font-style-complex="normal"/>
    </style:style>
    <style:style style:name="T17" style:family="text">
      <style:text-properties style:font-name="Arial1" style:font-name-complex="Arial1"/>
    </style:style>
    <style:style style:name="T18" style:family="text">
      <style:text-properties style:font-name="Arial1" fo:font-style="normal" style:font-style-asian="normal" style:font-name-complex="Arial1" style:font-style-complex="normal"/>
    </style:style>
    <style:style style:name="T19"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0" style:family="text">
      <style:text-properties style:font-name="Arial1" fo:font-style="normal" fo:font-weight="bold" style:font-style-asian="normal" style:font-weight-asian="bold" style:font-name-complex="Arial1" style:font-style-complex="normal" style:font-weight-complex="bold"/>
    </style:style>
    <style:style style:name="T21" style:family="text">
      <style:text-properties fo:font-size="14pt" fo:font-style="normal" style:font-size-asian="14pt" style:font-style-asian="normal" style:font-size-complex="14pt"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text:tab/><text:tab/><text:tab/><text:tab/><text:tab/></text:span><text:span text:style-name="T2">Projekt: </text:span><text:span text:style-name="Standardskrifttype_20_i_20_afsnit"><text:span text:style-name="T2">Sorting Industrial Robot</text:span></text:span></text:p>
      <text:p text:style-name="P20"><text:span text:style-name="T2"><text:tab/><text:tab/><text:tab/><text:tab/><text:tab/>Dato: 11</text:span><text:span text:style-name="Standardskrifttype_20_i_20_afsnit"><text:span text:style-name="T2">-02-2012</text:span></text:span></text:p>
      <text:p text:style-name="P4"><text:tab/><text:tab/><text:tab/><text:tab/><text:tab/><text:tab/><text:tab/><text:tab/></text:p>
      <text:p text:style-name="P18"/>
      <text:p text:style-name="P4"/>
      <text:p text:style-name="P4"/>
      <text:p text:style-name="P4"/>
      <text:p text:style-name="P29">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0"/>
      <text:p text:style-name="P31"><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19</text:page-count></text:p>
          </table:table-cell>
        </table:table-row>
        <table:table-row table:style-name="Table1.1">
          <table:table-cell table:style-name="Table1.A1" office:value-type="string">
            <text:p text:style-name="P12">Kunde:</text:p>
          </table:table-cell>
          <table:table-cell table:style-name="Table1.B1" office:value-type="string">
            <text:p text:style-name="P16">Robotic Global Organization(RoboGO)</text:p>
          </table:table-cell>
        </table:table-row>
      </table:table>
      <text:p text:style-name="P32"/>
      <text:p text:style-name="P32">Ved underskrivelse af dette dokument accepteres det af begge parter, som værende kravene til udviklingen af det ønskede system.</text:p>
      <text:p text:style-name="P14"/>
      <text:p text:style-name="P32">Sted og dato:</text:p>
      <text:p text:style-name="P14"/>
      <text:p text:style-name="P14">______________________ <text:s text:c="18"/><text:tab/><text:tab/>__________________________</text:p>
      <text:p text:style-name="P19"><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46">1. Indledning<text:tab/>5</text:p>
          <text:p text:style-name="P57">1.1 Formål<text:tab/>5</text:p>
          <text:p text:style-name="P57">1.2 Referencer<text:tab/>5</text:p>
          <text:p text:style-name="P57">1.3 Læsevejledning<text:tab/>5</text:p>
          <text:p text:style-name="P46">2. Generel beskrivelse<text:tab/>6</text:p>
          <text:p text:style-name="P57">2.1 Systembeskrivelse<text:tab/>6</text:p>
          <text:p text:style-name="P62">2.1.1 Systemoversigt<text:tab/>6</text:p>
          <text:p text:style-name="P62">2.1.2 Aktør-kontekst diagram<text:tab/>6</text:p>
          <text:p text:style-name="P62">2.1.3 Aktør beskrivelser<text:tab/>6</text:p>
          <text:p text:style-name="P57">2.2 Systemets funktioner<text:tab/>6</text:p>
          <text:p text:style-name="P62">2.2.1 Use Case diagram<text:tab/>6</text:p>
          <text:p text:style-name="P57">2.3 Systemets begrænsninger<text:tab/>6</text:p>
          <text:p text:style-name="P57">2.4 Systemets fremtid<text:tab/>6</text:p>
          <text:p text:style-name="P57">2.5 Brugerprofil<text:tab/>7</text:p>
          <text:p text:style-name="P57">2.6 Krav til udviklingsforløbet<text:tab/>7</text:p>
          <text:p text:style-name="P57">2.7 Omfang af kundeleverance<text:tab/>7</text:p>
          <text:p text:style-name="P57">2.8 Forudsætninger<text:tab/>7</text:p>
          <text:p text:style-name="P46">3. Funktionelle krav – Use Cases<text:tab/>8</text:p>
          <text:p text:style-name="P57">3.1 Styresystem:<text:tab/>9</text:p>
          <text:p text:style-name="P57">3.1.1 Use Case 1: Starte/stoppe systemet.<text:tab/>9</text:p>
          <text:p text:style-name="P57">3.1.2 Use Case 2: Styre klods placering. <text:tab/>9</text:p>
          <text:p text:style-name="P57">3.1.3 Use Case 3: Tjekke loggen. <text:tab/>9</text:p>
          <text:p text:style-name="P57">3.1.4 Use Case 4: Manuelt styre.<text:tab/>9</text:p>
          <text:p text:style-name="P57">3.1.5 Use Case 5: Skifte mellem robot og simulator. <text:tab/>9</text:p>
          <text:p text:style-name="P57">3.1.6 Use Case 6: Se klodser lagret.<text:tab/>9</text:p>
          <text:p text:style-name="P57">3.1.7 Use Case 7: Se about box.<text:tab/>10</text:p>
          <text:p text:style-name="P57">3.1.8 Use Case 8: Login.<text:tab/>10</text:p>
          <text:p text:style-name="P57">3.1.9 Use Case 9: Have GUI.<text:tab/>10</text:p>
          <text:p text:style-name="P57">3.1.11 Use Case 10: Følge program udvikling. <text:tab/>10</text:p>
          <text:p text:style-name="P57">3.1.10 Use Case 11: Sætte klods tolerance.<text:tab/>10</text:p>
          <text:p text:style-name="P57">3.2 Simulator:<text:tab/>11</text:p>
          <text:p text:style-name="P57">3.2.1 Use Case 12: Se robot/simulator position.<text:tab/>11</text:p>
          <text:p text:style-name="P57">3.2.2 Use Case 13: Køre kode.<text:tab/>11</text:p>
          <text:p text:style-name="P57">3.2.3 Use Case 14: Vise kørselstid.<text:tab/>11</text:p>
          <text:p text:style-name="P57">3.2.4 Use Case 15: Have grafisk visning.<text:tab/>11</text:p>
          <text:p text:style-name="P57">3.2.5 Use Case 16: Hente værdier til styresystem.<text:tab/>11</text:p>
          <text:p text:style-name="P57">3.2.6 Use Case 17: Kalibrere værdier.<text:tab/>11</text:p>
          <text:p text:style-name="P57">3.3 IDE:<text:tab/>12</text:p>
          <text:p text:style-name="P57">3.3.1 Use Case 18: Indlæse/køre systemet DSL-filer direkte.<text:tab/>12</text:p>
          <text:p text:style-name="P57">3.3.2 Use Case 19: Debugge. <text:tab/>12</text:p>
          <text:p text:style-name="P57">3.3.3 Use Case 20: Se DSL manual.<text:tab/>12</text:p>
          <text:p text:style-name="P57">3.3.4 Use Case 21: Indstille editor.<text:tab/>12</text:p>
          <text:p text:style-name="P57">3.3.5 Use Case 22: Syntaks tjekke.<text:tab/>12</text:p>
          <text:p text:style-name="P57">3.3.6 Use Case 23: Bruge makroer.<text:tab/>12</text:p>
          <text:p text:style-name="P57">3.3.7 Use Case 24: Bruge genvejstaster.<text:tab/>13</text:p>
          <text:p text:style-name="P57"><text:soft-page-break/>3.3.8 Use Case 25: Bruge intellisense.<text:tab/>13</text:p>
          <text:p text:style-name="P57">3.3.9 Use Case 26: Åbne/lukke filer.<text:tab/>13</text:p>
          <text:p text:style-name="P57">3.3.10 Use Case 27: Gemme filer.<text:tab/>13</text:p>
          <text:p text:style-name="P57">3.3.11 Use Case 28: Søge og erstatte ord.<text:tab/>13</text:p>
          <text:p text:style-name="P57">3.3.12 Use Case 29: Udskrive filer.<text:tab/>13</text:p>
          <text:p text:style-name="P57">3.3.13 Use Case 30: Påminde om at gemme.<text:tab/>14</text:p>
          <text:p text:style-name="P57">3.3.14 Use Case 31: Aktivere tekstombrydning.<text:tab/>14</text:p>
          <text:p text:style-name="P57">3.3.15 Use Case 32: Have auto-indentation.<text:tab/>14</text:p>
          <text:p text:style-name="P57">3.3.16 Use Case 33: Have flere filer åbne.<text:tab/>14</text:p>
          <text:p text:style-name="P57">3.3.17 Use Case 34: Have file explorer.<text:tab/>14</text:p>
          <text:p text:style-name="P57">3.3.18 Use Case 35: Have autosave.<text:tab/>14</text:p>
          <text:p text:style-name="P57">3.3.19 Use Case 36: Have undo/redo.<text:tab/>15</text:p>
          <text:p text:style-name="P57">3.3.20 Use Case 37: Have syntaks highlighting. <text:tab/>15</text:p>
          <text:p text:style-name="P57">3.3.21 Use Case 38: Have DSL boks.<text:tab/>15</text:p>
          <text:p text:style-name="P57">3.3.22 Use Case 39: Have statusbar<text:tab/>15</text:p>
          <text:p text:style-name="P57">3.3.23 Use Case 40: Som bruger vil jeg kunne sende fil over i styresystemet.<text:tab/>15</text:p>
          <text:p text:style-name="P57">Use cases efter første specificering:<text:tab/>15</text:p>
          <text:p text:style-name="P62">Styresystem:<text:tab/>15</text:p>
          <text:p text:style-name="P62">Simulator:<text:tab/>16</text:p>
          <text:p text:style-name="P62">IDE:<text:tab/>16</text:p>
          <text:p text:style-name="P46">4. Eksterne grænseflader<text:tab/>17</text:p>
          <text:p text:style-name="P57">4.1 Bruger-grænseflade<text:tab/>17</text:p>
          <text:p text:style-name="P57">4.2 Hardware-grænseflade<text:tab/>17</text:p>
          <text:p text:style-name="P57">4.3 Kommunikations-grænseflade<text:tab/>17</text:p>
          <text:p text:style-name="P57">4.4 Software-grænseflade<text:tab/>17</text:p>
          <text:p text:style-name="P46">5. Krav til systemets ydelse<text:tab/>18</text:p>
          <text:p text:style-name="P46">6. Kvalitetsfaktorer<text:tab/>18</text:p>
          <text:p text:style-name="P46">7. Designkrav<text:tab/>18</text:p>
          <text:p text:style-name="P46">8. Andre krav<text:tab/>18</text:p>
        </text:index-body>
      </text:table-of-content>
      <text:p text:style-name="P2"/>
      <text:h text:style-name="P59" text:outline-level="1">1. Indledning</text:h>
      <text:h text:style-name="P49" text:outline-level="2">1.1 Formål</text:h>
      <text:p text:style-name="P36">Tekst.</text:p>
      <text:h text:style-name="P49" text:outline-level="2">1.2 Referencer</text:h>
      <text:p text:style-name="P36">Tekst.</text:p>
      <text:h text:style-name="P49" text:outline-level="2">1.3 Læsevejledning</text:h>
      <text:p text:style-name="P36">Tekst.</text:p>
      <text:p text:style-name="P37"/>
      <text:h text:style-name="P59" text:outline-level="1">2. Generel beskrivelse</text:h>
      <text:h text:style-name="P52" text:outline-level="2">2.1 Systembeskrivelse</text:h>
      <text:p text:style-name="P22">Tekst.</text:p>
      <text:h text:style-name="P47" text:outline-level="3">2.1.1 Systemoversigt</text:h>
      <text:h text:style-name="P47" text:outline-level="3">2.1.2 Aktør-kontekst diagram</text:h>
      <text:h text:style-name="P47" text:outline-level="3">2.1.3 Aktør beskrivelser</text:h>
      <text:p text:style-name="P36"/>
      <table:table table:name="Table3" table:style-name="Table3">
        <table:table-column table:style-name="Table3.A"/>
        <table:table-column table:style-name="Table3.B"/>
        <table:table-row>
          <table:table-cell table:style-name="Table3.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
          </table:table-cell>
        </table:table-row>
        <table:table-row>
          <table:table-cell table:style-name="Table3.A2" office:value-type="string">
            <text:p text:style-name="P11">Type:</text:p>
          </table:table-cell>
          <table:table-cell table:style-name="Table3.B2" office:value-type="string">
            <text:p text:style-name="P4"/>
          </table:table-cell>
        </table:table-row>
        <table:table-row>
          <table:table-cell table:style-name="Table3.A2" office:value-type="string">
            <text:p text:style-name="P11">Beskrivelse:</text:p>
          </table:table-cell>
          <table:table-cell table:style-name="Table3.B2" office:value-type="string">
            <text:p text:style-name="P21"><text:span text:style-name="Standardskrifttype_20_i_20_afsnit"><text:span text:style-name="T3"/></text:span></text:p>
          </table:table-cell>
        </table:table-row>
        <table:table-row>
          <table:table-cell table:style-name="Table3.A2" office:value-type="string">
            <text:p text:style-name="P13">Antal samtidige aktører:</text:p>
          </table:table-cell>
          <table:table-cell table:style-name="Table3.B2" office:value-type="string">
            <text:p text:style-name="P35"/>
          </table:table-cell>
        </table:table-row>
      </table:table>
      <text:p text:style-name="P21"/>
      <text:p text:style-name="P23">…</text:p>
      <text:h text:style-name="P52" text:outline-level="2">2.2 Systemets funktioner</text:h>
      <text:p text:style-name="P21">Tekst.</text:p>
      <text:h text:style-name="P47" text:outline-level="3">2.2.1 Use Case diagram</text:h>
      <text:p text:style-name="P39"/>
      <text:h text:style-name="P52" text:outline-level="2">2.3 Systemets begrænsninger</text:h>
      <text:p text:style-name="P22">Tekst.</text:p>
      <text:p text:style-name="P22"/>
      <text:h text:style-name="P52" text:outline-level="2">2.4 Systemets fremtid</text:h>
      <text:p text:style-name="P22">Tekst.</text:p>
      <text:h text:style-name="P52" text:outline-level="2"><text:soft-page-break/>2.5 Brugerprofil</text:h>
      <text:p text:style-name="P22">Tekst.</text:p>
      <text:h text:style-name="P52" text:outline-level="2">2.6 Krav til udviklingsforløbet</text:h>
      <text:p text:style-name="P22">Tekst.</text:p>
      <text:h text:style-name="P52" text:outline-level="2">2.7 Omfang af kundeleverance</text:h>
      <text:p text:style-name="P22">Tekst.</text:p>
      <text:h text:style-name="P52" text:outline-level="2">2.8 Forudsætninger</text:h>
      <text:p text:style-name="P22">Tekst.</text:p>
      <text:p text:style-name="P40"/>
      <text:h text:style-name="P60" text:outline-level="1">3. Funktionelle krav – Use Cases</text:h>
      <text:p text:style-name="P21">Use casene er delt op 3 dele:</text:p>
      <text:list xml:id="list36385129" text:style-name="L1">
        <text:list-item>
          <text:p text:style-name="P42">Styresystem</text:p>
        </text:list-item>
        <text:list-item>
          <text:p text:style-name="P42">Simulator</text:p>
        </text:list-item>
        <text:list-item>
          <text:p text:style-name="P42">IDE</text:p>
        </text:list-item>
      </text:list>
      <text:p text:style-name="P21">Da de passer til henholdsvis hver af disse komponenter.</text:p>
      <text:p text:style-name="P21">De er i første omgang skrevet i en brief format, som så senere kan specificeres mere præcist, når de bliver arbejdet på.</text:p>
      <text:p text:style-name="P21">De er sat i tilfældig rækkefølge, da det er op til produktejeren/stakeholder om at holde styr på prioritering i hans produkt backlog. Disse use cases er her for reference for udviklerne.</text:p>
      <text:p text:style-name="P21"/>
      <text:p text:style-name="P24">Skal tjekke nummering igennem.(Til sidst så passer)</text:p>
      <text:p text:style-name="P25"/>
      <text:p text:style-name="P26"/>
      <text:p text:style-name="P25">Punkter der markeret med gult indikerer ting som der er tvivl om skal være der, eller punktet ikke forståes.</text:p>
      <text:p text:style-name="P25"/>
      <text:p text:style-name="P24">Andet:</text:p>
      <text:p text:style-name="P27">Må vi bruge ting som ”trykker på en knap” eller specificerer det for meget implementationen.</text:p>
      <text:h text:style-name="P50" text:outline-level="2"/>
      <text:h text:style-name="P55" text:outline-level="2">3.1 Styresystem:</text:h>
      <text:h text:style-name="P49" text:outline-level="2">3.1.1 Use Case 1: S<text:span text:style-name="T15">tarte/stoppe systemet.</text:span></text:h>
      <text:p text:style-name="P44">Main success scenarie:</text:p>
      <text:p text:style-name="P63">”Brugeren trykker på en knap for at starte systemet og kan bagefter trykke på den samme knap for at stoppe systemet”</text:p>
      <text:h text:style-name="Heading_20_2" text:outline-level="2"><text:span text:style-name="T12">3.1.2 Use Case 2: Styre klods placering</text:span><text:span text:style-name="T18">.</text:span><text:span text:style-name="T18"> </text:span></text:h>
      <text:p text:style-name="P66">Main success scenarie:</text:p>
      <text:p text:style-name="P63">”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8">. </text:span></text:h>
      <text:p text:style-name="P66">Main success scenarie:</text:p>
      <text:p text:style-name="P63">”Brugeren trykker på en knap og får en liste over alle events der er sket siden programmet startede.”</text:p>
      <text:h text:style-name="Heading_20_2" text:outline-level="2"><text:span text:style-name="T12">3.1.4 Use Case 4: Manuelt styre</text:span><text:span text:style-name="T18">.</text:span></text:h>
      <text:p text:style-name="P66">Main success scenarie:</text:p>
      <text:p text:style-name="P63">”Brugeren trykker på sit tastatur og alt efter, hvad han trykker på, vil robotten bevæge sig på en bestemt måde.”</text:p>
      <text:h text:style-name="Heading_20_2" text:outline-level="2"><text:span text:style-name="T12">3.1.5 Use Case 5: Skifte mellem robot og simulator</text:span><text:span text:style-name="T18">. </text:span></text:h>
      <text:p text:style-name="P66">Main success scenarie:</text:p>
      <text:p text:style-name="P63">”Brugeren skifter mellem 2 forskellige indstillinger og alt efter indstillingen, vil det enten være robotten eller simulatoren, som udfører koden.”</text:p>
      <text:h text:style-name="Heading_20_2" text:outline-level="2"><text:span text:style-name="T12">3.1.6 Use Case 6: </text:span><text:span text:style-name="T18">Se klodser lagret.</text:span></text:h>
      <text:p text:style-name="P66">Main success scenarie:</text:p>
      <text:p text:style-name="P41"><text:span text:style-name="T14">”Brugeren trykker på en knap og får en liste over alle klodser der er blevet placeret af </text:span><text:soft-page-break/><text:span text:style-name="T14">robotten/simulatoren.”</text:span></text:p>
      <text:h text:style-name="Heading_20_2" text:outline-level="2"><text:span text:style-name="T12">3.1.7 Use Case 7: Se about box</text:span><text:span text:style-name="T18">.</text:span></text:h>
      <text:p text:style-name="P66">Main success scenarie:</text:p>
      <text:p text:style-name="P63">”Brugeren trykker på en knap og får listet alle tingene der indgår i systemet.”</text:p>
      <text:h text:style-name="Heading_20_2" text:outline-level="2"><text:span text:style-name="T12">3.1.8 Use Case 8: Login</text:span><text:span text:style-name="T18">.</text:span></text:h>
      <text:p text:style-name="P66">Main success scenarie:</text:p>
      <text:p text:style-name="P63">”Når programmet er startet op vil der være adgang til login, hvor brugeren/teknikeren vil kunne login. Systemer vil så være indstillet for brugeren/teknikeren der er logget ind.”</text:p>
      <text:h text:style-name="Heading_20_2" text:outline-level="2">3.1.9 Use Case 9: Have GUI<text:span text:style-name="T17">.</text:span></text:h>
      <text:p text:style-name="P44">Main success scenarie:</text:p>
      <text:p text:style-name="P69">”Brugeren har en GUI, hvor der er adgang til systemets funktionalitet.”</text:p>
      <text:h text:style-name="Heading_20_2" text:outline-level="2"><text:span text:style-name="T13">3.1.11 Use Case 10: </text:span><text:span text:style-name="T19">Følge program udvikling</text:span><text:span text:style-name="T20">.</text:span><text:span text:style-name="T18"> </text:span></text:h>
      <text:p text:style-name="P67">Main success scenarie:</text:p>
      <text:p text:style-name="P64">”Under kørsel af programmet vil brugeren se hvilken del af koden der kører.”</text:p>
      <text:p text:style-name="P70">Var det det der blev ment.</text:p>
      <text:h text:style-name="Heading_20_2" text:outline-level="2"><text:span text:style-name="T12">3.1.10 Use Case 11: </text:span><text:span text:style-name="T18">Sætte klods tolerance.</text:span></text:h>
      <text:p text:style-name="P71">Main success scenarie:</text:p>
      <text:h text:style-name="P56" text:outline-level="2">3.2 Simulator:</text:h>
      <text:h text:style-name="P54" text:outline-level="2">3.2.1 Use Case 12: Se robot/simulator position<text:span text:style-name="T17">.</text:span></text:h>
      <text:p text:style-name="P44">Main success scenarie:</text:p>
      <text:p text:style-name="P63">”Teknikeren får ved hver bevægelse af robotten/simulatoren vist positionen af robotten/simulatoren.”</text:p>
      <text:h text:style-name="Heading_20_2" text:outline-level="2"><text:span text:style-name="T21">3.2.2 Use Case 13: Køre kode</text:span><text:span text:style-name="T16">.</text:span></text:h>
      <text:p text:style-name="P66">Main success scenarie:</text:p>
      <text:p text:style-name="P63">”Brugeren har valg noget DSL kode og starter derefter kørsel af koden på robotten/simulatoren.”</text:p>
      <text:h text:style-name="Heading_20_2" text:outline-level="2"><text:span text:style-name="T21">3.2.3 Use Case 14: Vise kørselstid</text:span><text:span text:style-name="T16">.</text:span></text:h>
      <text:p text:style-name="P72">Main success scenarie:</text:p>
      <text:p text:style-name="P74">”Efter brugeren har startet simuleringen, får han vist en timer, som indikerer hvor lang tid simuleringen ville vare i virkeligheden, hvis koden kørte på robotten.”</text:p>
      <text:h text:style-name="Heading_20_2" text:outline-level="2"><text:span text:style-name="T21">3.2.4 Use Case 15: Have grafisk visning</text:span><text:span text:style-name="T16">.</text:span></text:h>
      <text:p text:style-name="P68">Main success scenarie:</text:p>
      <text:p text:style-name="P65">”Når simulatoren er valgt vil simulatoren vise hvordan robotten ville se ud efter forskellige kommandoer er kørt.”</text:p>
      <text:h text:style-name="P53" text:outline-level="2">3.2.5 Use Case 16: Hente værdier til styresystem<text:span text:style-name="T17">.</text:span></text:h>
      <text:p text:style-name="P25">Main success scenarie:</text:p>
      <text:p text:style-name="P73">Behøver den det og hvad skal egentlig hentes?</text:p>
      <text:h text:style-name="P53" text:outline-level="2"><text:span text:style-name="T21">3.2.6 Use Case 17: Kalibrere værdier</text:span><text:span text:style-name="T16">.</text:span></text:h>
      <text:p text:style-name="P67">Main success scenarie:</text:p>
      <text:p text:style-name="P64">”Teknikere aktiverer en speciel menu, hvorfra han kan fin indstille værdier for ???”</text:p>
      <text:p text:style-name="P73">Hvad kan kalibreres i simulatoren?</text:p>
      <text:h text:style-name="P51" text:outline-level="2"><text:soft-page-break/>3.3 IDE:</text:h>
      <text:h text:style-name="P54" text:outline-level="2">3.3.1 Use Case 18: I<text:span text:style-name="T17">ndlæse/køre systemet DSL-filer direkte.</text:span></text:h>
      <text:p text:style-name="P44">Main success scenarie:</text:p>
      <text:p text:style-name="P69">”Brugeren vælger en DSL fil og så bliver den indlæst, så robotten/simulatoren kan køre den.”</text:p>
      <text:h text:style-name="Heading_20_2" text:outline-level="2"><text:span text:style-name="T21">3.3.2 Use Case 19: Debugge</text:span><text:span text:style-name="T16">. </text:span></text:h>
      <text:p text:style-name="P68">Main success scenarie:</text:p>
      <text:p text:style-name="P69">”Brugeren vælger hvor programmet skal starte fra og han kan derfra steppe gennem koden.”</text:p>
      <text:h text:style-name="Heading_20_2" text:outline-level="2"><text:span text:style-name="T21">3.3.3 Use Case 20: Se DSL manual</text:span><text:span text:style-name="T16">.</text:span></text:h>
      <text:p text:style-name="P66">Main success scenarie:</text:p>
      <text:p text:style-name="P63">”Brugeren trykker på en knap og får vidst en liste over hvilke kommandoer han har til rådighed i DSL sproget, samt en kort forklaring dertil.”</text:p>
      <text:h text:style-name="Heading_20_2" text:outline-level="2"><text:span text:style-name="T21">3.3.4 Use Case 21: Indstille editor</text:span><text:span text:style-name="T16">.</text:span></text:h>
      <text:p text:style-name="P66">Main success scenarie:</text:p>
      <text:p text:style-name="P63">”Brugeren trykker på en knap og får en menu, hvor han kan indstille farveskema og font for editorens tekst.”</text:p>
      <text:h text:style-name="Heading_20_2" text:outline-level="2"><text:span text:style-name="T21">3.3.5 Use Case 22: </text:span><text:span text:style-name="T16">Syntaks tjekke.</text:span></text:h>
      <text:p text:style-name="P66">Main success scenarie:</text:p>
      <text:p text:style-name="P63">”Brugeren trykker på en knap og får markeret i koden, hvor der er syntaksfejl.”</text:p>
      <text:h text:style-name="Heading_20_2" text:outline-level="2"><text:span text:style-name="T21">3.3.6 Use Case 23: </text:span><text:span text:style-name="T16">Bruge makroer.</text:span></text:h>
      <text:p text:style-name="P66">Main success scenarie:</text:p>
      <text:p text:style-name="P63">”Brugeren vælger en kode makro og indeholdet bliver sat ind i editoren.”</text:p>
      <text:h text:style-name="Heading_20_2" text:outline-level="2"><text:soft-page-break/><text:span text:style-name="T21">3.3.7 Use Case 24: </text:span><text:span text:style-name="T16">Bruge genvejstaster.</text:span></text:h>
      <text:p text:style-name="P66">Main success scenarie:</text:p>
      <text:p text:style-name="P63">”Brugeren trykker på en tastatur genvej, og den tilhørende kommando vil blive udført.”</text:p>
      <text:h text:style-name="Heading_20_2" text:outline-level="2"><text:span text:style-name="T21">3.3.8 Use Case 25: Bruge intellisense</text:span><text:span text:style-name="T16">.</text:span></text:h>
      <text:p text:style-name="P66">Main success scenarie:</text:p>
      <text:p text:style-name="P63">”Mens brugeren skriver noget kode vil en popupmenu komme frem, hvor der kommer forslag til hvad brugeren måske ville skrive. Brugeren kan vælge en af mulighederne og få det indsat.”</text:p>
      <text:h text:style-name="Heading_20_2" text:outline-level="2"><text:span text:style-name="T21">3.3.9 Use Case 26: Åbne/lukke filer</text:span><text:span text:style-name="T16">.</text:span></text:h>
      <text:p text:style-name="P66">Main success scenarie:</text:p>
      <text:p text:style-name="P63">”Brugeren åbner en fil og den vil blive vist i editoren. Efterfølgende kan han så lukke filen, så den ikke bliver vist længere.”</text:p>
      <text:h text:style-name="Heading_20_2" text:outline-level="2"><text:span text:style-name="T21">3.3.10 Use Case 27: </text:span><text:span text:style-name="T16">Gemme filer.</text:span></text:h>
      <text:p text:style-name="P66">Main success scenarie:</text:p>
      <text:p text:style-name="P63">”Brugeren trykker på en knap eller bruger en genvejstast og den nuværende fil vil derefter blive gemt.”</text:p>
      <text:h text:style-name="Heading_20_2" text:outline-level="2"><text:span text:style-name="T21">3.3.11 Use Case 28: Søge og erstatte ord</text:span><text:span text:style-name="T16">.</text:span></text:h>
      <text:p text:style-name="P66">Main success scenarie:</text:p>
      <text:p text:style-name="P63">”Brugeren åbner en menu hvorfra han søger efter et bestemt ord eller sætning og vælger om den skal erstattes med noget andet. Han vil så steppe igennem hver eneste ord/sætning og eventuelt erstatte ordet.”</text:p>
      <text:h text:style-name="Heading_20_2" text:outline-level="2"><text:span text:style-name="T21">3.3.12 Use Case 29: </text:span><text:span text:style-name="T16">Udskrive filer.</text:span></text:h>
      <text:p text:style-name="P66">Main success scenarie:</text:p>
      <text:p text:style-name="P63">”Brugeren trykker på en knap eller bruger en genvejstast til at få en standard print dialog.”</text:p>
      <text:h text:style-name="Heading_20_2" text:outline-level="2"><text:soft-page-break/><text:span text:style-name="T21">3.3.13 Use Case 30: </text:span><text:span text:style-name="T16">Påminde om at gemme.</text:span></text:h>
      <text:p text:style-name="P66">Main success scenarie:</text:p>
      <text:p text:style-name="P63">”Brugeren lukker enten editor vinduet,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1">3.3.14 Use Case 31:</text:span><text:span text:style-name="T16"> Aktivere tekstombrydning.</text:span></text:h>
      <text:p text:style-name="P68">Main success scenarie:</text:p>
      <text:p text:style-name="P69">”Brugeren indstiller i en menu, om der skal være tekstombrydning eller ej. Når brugeren så skriver kode, vil teksten automatisk ombryde for at passe til en bestemt margin.”</text:p>
      <text:h text:style-name="Heading_20_2" text:outline-level="2"><text:span text:style-name="T21">3.3.15 Use Case 32:</text:span><text:span text:style-name="T16"> Have auto-indentation.</text:span></text:h>
      <text:p text:style-name="P68">Main success scenarie:</text:p>
      <text:p text:style-name="P69">”Brugeren skriver noget kode og editoren indenter automatisk koden.”</text:p>
      <text:h text:style-name="Heading_20_2" text:outline-level="2"><text:span text:style-name="T21">3.3.16 Use Case 33: </text:span><text:span text:style-name="T16">Have flere filer åbne.</text:span></text:h>
      <text:p text:style-name="P68">Main success scenarie:</text:p>
      <text:p text:style-name="P69">”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1">3.3.17 Use Case 34: Have file explorer</text:span><text:span text:style-name="T16">.</text:span></text:h>
      <text:p text:style-name="P68">Main success scenarie:</text:p>
      <text:p text:style-name="P69">”Brugeren ser en liste over åbne filer i IDE´en og kan derfra vise filerne i editoren.”</text:p>
      <text:h text:style-name="Heading_20_2" text:outline-level="2"><text:span text:style-name="T21">3.3.18 Use Case 35: </text:span><text:span text:style-name="T16">Have autosave.</text:span></text:h>
      <text:p text:style-name="P68">Main success scenarie:</text:p>
      <text:p text:style-name="P65">”Koden i editoren vil automatisk blive gemt med et bestemt interval, hvis brugeren har valgt dette.”</text:p>
      <text:h text:style-name="Heading_20_2" text:outline-level="2"><text:soft-page-break/><text:span text:style-name="T21">3.3.19 Use Case 36: Have</text:span><text:span text:style-name="T16"> undo/redo.</text:span></text:h>
      <text:p text:style-name="P68">Main success scenarie:</text:p>
      <text:p text:style-name="P65">”Brugeren trykker på en knap eller bruger en genvejstast, som gør at koden kommer 1 til flere ændringer tilbage eller frem i tiden(Hvis har gået tilbage i tiden for filen).”</text:p>
      <text:h text:style-name="P54" text:outline-level="2"><text:span text:style-name="T21">3.3.20 Use Case 37: Have s</text:span><text:span text:style-name="T16">yntaks highlighting. </text:span></text:h>
      <text:p text:style-name="P44">Main success scenarie:</text:p>
      <text:p text:style-name="P65">”I editoren vil brugeren få markeret nøgleord/keywords i DSL koden.”</text:p>
      <text:h text:style-name="Heading_20_2" text:outline-level="2"><text:span text:style-name="T21">3.3.21 Use Case 38: </text:span><text:span text:style-name="T16">Have DSL boks.</text:span></text:h>
      <text:p text:style-name="P68">Main success scenarie:</text:p>
      <text:p text:style-name="P65">”Brugeren har en tekstboks, hvor han skriver DSL koden og kan derfra arbejde videre med den.”</text:p>
      <text:h text:style-name="P54" text:outline-level="2">3.3.22 Use Case 39: <text:span text:style-name="T17">Have statusbar</text:span></text:h>
      <text:p text:style-name="P44">Main success scenarie:</text:p>
      <text:p text:style-name="P65">”Mens brugeren arbejder i IDE´en vil han kunne se informationer for filen nede i en statusbar.”</text:p>
      <text:h text:style-name="Heading_20_2" text:outline-level="2"><text:span text:style-name="T21">3.3.23 Use Case 40: </text:span><text:span text:style-name="T16">Som bruger vil jeg kunne sende fil over i styresystemet.</text:span></text:h>
      <text:p text:style-name="P67">Main success scenarie:</text:p>
      <text:p text:style-name="P70">Hører vidst mere til 'under the hood' for implementationen af systemet.</text:p>
      <text:p text:style-name="P70"/>
      <text:h text:style-name="P51" text:outline-level="2">Use cases efter første specificering:</text:h>
      <text:p text:style-name="P69">Use cases, som der senere er kommet frem inde i construction eller efter feedback.</text:p>
      <text:h text:style-name="P48" text:outline-level="3">Styresystem:</text:h>
      <text:p text:style-name="P69">Ingen.</text:p>
      <text:h text:style-name="P48" text:outline-level="3"><text:soft-page-break/>Simulator:</text:h>
      <text:p text:style-name="P69">Ingen.</text:p>
      <text:h text:style-name="P48" text:outline-level="3">IDE:</text:h>
      <text:p text:style-name="P75">Ingen.</text:p>
      <text:h text:style-name="P61" text:outline-level="1"><text:span text:style-name="T12">4. E</text:span><text:span text:style-name="T11">ksterne grænseflader</text:span></text:h>
      <text:h text:style-name="P52" text:outline-level="2">4.1 Bruger-grænseflade</text:h>
      <text:p text:style-name="P17">Tekst.</text:p>
      <text:h text:style-name="P52" text:outline-level="2">4.2 Hardware-grænseflade</text:h>
      <text:p text:style-name="P17">Tekst.</text:p>
      <text:h text:style-name="P52" text:outline-level="2">4.3 Kommunikations-grænseflade</text:h>
      <text:p text:style-name="P17">Tekst.</text:p>
      <text:h text:style-name="P52" text:outline-level="2">4.4 Software-grænseflade</text:h>
      <text:p text:style-name="P17">Tekst.</text:p>
      <text:h text:style-name="P60" text:outline-level="1">5. Krav til systemets ydelse</text:h>
      <text:p text:style-name="P10">Tekst.</text:p>
      <text:h text:style-name="P58" text:outline-level="1">6. Kvalitetsfaktorer</text:h>
      <text:p text:style-name="P10">Tekst.</text:p>
      <text:h text:style-name="P58" text:outline-level="1">7. Designkrav</text:h>
      <text:p text:style-name="P10">Tekst.</text:p>
      <text:h text:style-name="P58" text:outline-level="1">8. Andre krav</text:h>
      <text:p text:style-name="P38">8.1 Myndighedskrav</text:p>
      <text:p text:style-name="P17">Hardware delen af produktet, som består af robotten og tilhørende udstyr som transportbånd og controller, skal opfylde bekendtgørelsen for tekniske hjælpemidler:</text:p>
      <text:p text:style-name="P17"><text:a xlink:type="simple" xlink:href="https://www.retsinformation.dk/Forms/R0710.aspx?id=67407">https://www.retsinformation.dk/Forms/R0710.aspx?id=67407</text:a> </text:p>
      <text:p text:style-name="P17"/>
      <text:p text:style-name="P17">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7"/>
      <text:p text:style-name="P38">8.2 Øvrige krav</text:p>
      <text:p text:style-name="P17">Brugerne af systemet skal før brug have kursus i brug af systemet samt have læst SCORBOTTEN´s medførende sikkerhedsmanuel.</text:p>
      <text:p text:style-name="P17"/>
      <text:p text:style-name="P38">9. Delleveringer</text:p>
      <text:p text:style-name="P10">Tekst.</text:p>
      <text:p text:style-name="P10"/>
      <text:p text:style-name="P38">10. Bilag</text:p>
      <text:p text:style-name="P38"><text:soft-page-break/>10.1 Ordliste</text:p>
      <text:p text:style-name="P10">Tekst.</text:p>
      <text:p text:style-name="P10"/>
      <text:p text:style-name="P38">10.2 Datadefinitioner</text:p>
      <text:p text:style-name="P10">Tekst.</text:p>
      <text:p text:style-name="P10"/>
      <text:p text:style-name="P38">10.3 Ordliste</text:p>
      <text:p text:style-name="P10">Tekst.</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8</text:page-number> af <text:page-count>19</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2T16:34:56.92</dc:date>
    <meta:editing-duration>PT1H36S</meta:editing-duration>
    <meta:editing-cycles>46</meta:editing-cycles>
    <meta:generator>LibreOffice/3.5$Windows_x86 LibreOffice_project/7e68ba2-a744ebf-1f241b7-c506db1-7d53735</meta:generator>
    <meta:document-statistic meta:table-count="3" meta:image-count="0" meta:object-count="0" meta:page-count="19" meta:paragraph-count="338" meta:word-count="2041" meta:character-count="12843" meta:non-whitespace-character-count="11027"/>
  </office:meta>
</office:document-meta>
</file>